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ooting Objects in Unity 2D Tutorial</text:p>
      <text:p text:style-name="Standard"/>
      <text:p text:style-name="Standard">Create your sprite.. Then change filter mode to point and compression to none. Drag and drop in the object into the scene. Now create a prefab by dragging the game object into your PREFAB folder. Delete the object and now create a reference in your player/enemy script. Call it </text:p>
      <text:p text:style-name="Standard"/>
      <text:p text:style-name="Standard">public GameObject arrowPrefab;</text:p>
      <text:p text:style-name="Standard"/>
      <text:p text:style-name="Standard">Now drag the prefab into the script on your player/enemy. This is the example for the player</text:p>
      <text:p text:style-name="Standard"/>
      <text:p text:style-name="Standard">void Update() {</text:p>
      <text:p text:style-name="Standard"/>
      <text:p text:style-name="Standard">if(player.GetButtonDown(“Fire”)) {</text:p>
      <text:p text:style-name="Standard">GameObject arrow = Instantiate(arrowPrefab, transform.position, Quaternion.identity);</text:p>
      <text:p text:style-name="Standard">arrow.GetComponent&lt;Rigidbody2D&gt;().velocity = new Vector2(5.0f, 0.0f);</text:p>
      <text:p text:style-name="Standard">}</text:p>
      <text:p text:style-name="Standard"/>
      <text:p text:style-name="Standard">Add a rigidbody to your arrow so it can move. Freeze the z axis and turn gravity scale to 0.</text:p>
      <text:p text:style-name="Standard">You can use rigidbody to walk right, left, for the first value, or up and down for the second value.</text:p>
      <text:p text:style-name="Standard"/>
      <text:p text:style-name="Standard">To get more technical, lets create a function so it can shoot in every direction</text:p>
      <text:p text:style-name="Standard"/>
      <text:p text:style-name="Standard">private void AimAndShoot(){</text:p>
      <text:p text:style-name="Standard"/>
      <text:p text:style-name="Standard">Vector2 shootingDirection = new Vector(player.GetAxis(“AimHorizontal”), player.GetAxis(“AimVertical”));</text:p>
      <text:p text:style-name="Standard"/>
      <text:p text:style-name="Standard">shootingDirection.Normalize();</text:p>
      <text:p text:style-name="Standard">if(player.GetButtonDown(“Fire”)){</text:p>
      <text:p text:style-name="Standard">GameObject arrow = Instantiate(arrowPrefab, transform.position, Quaternion.identity);</text:p>
      <text:p text:style-name="Standard">arrow.GetComponent&lt;Rigidbody2D&gt;().velocity = shootingDirection * 3.0f;</text:p>
      <text:p text:style-name="Standard">arrow.transform.Rotate(0.0f, 0.0f, Mathf.Atan2(shootingDirection.y, shootingDirection.x *Mathf.Rad2Deg));</text:p>
      <text:p text:style-name="Standard">Destroy(arrow, 2.0f);</text:p>
      <text:p text:style-name="Standard">}</text:p>
      <text:p text:style-name="Standard">else{</text:p>
      <text:p text:style-name="Standard">}</text:p>
      <text:p text:style-name="Standard"/>
      <text:p text:style-name="Standard">To change the arrows orientation. We use a math function.</text:p>
      <text:p text:style-name="Standard"/>
      <text:p text:style-name="Standard">Mathf.Atan2(y,x)</text:p>
      <text:p text:style-name="Standard"/>
      <text:p text:style-name="Standard">then convert to degrees</text:p>
      <text:p text:style-name="Standard"/>
      <text:p text:style-name="Standard">by multiplying by </text:p>
      <text:p text:style-name="Standard"/>
      <text:p text:style-name="Standard">Mathf.Rad2De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8T19:14:23.21</meta:creation-date>
    <meta:document-statistic meta:table-count="0" meta:image-count="0" meta:object-count="0" meta:page-count="1" meta:paragraph-count="28" meta:word-count="198" meta:character-count="1521"/>
    <dc:date>2021-01-28T21:37:32.77</dc:date>
    <meta:editing-duration>PT1H37M12S</meta:editing-duration>
    <meta:editing-cycles>1</meta:editing-cycles>
    <meta:generator>OpenOffice/4.1.7$Win32 OpenOffice.org_project/417m1$Build-9800</meta:generator>
  </office:meta>
</office:document-meta>
</file>